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uciole" svg:font-family="Luciole" style:font-family-generic="swiss" style:font-pitch="variable" svg:panose-1="2 11 5 0 2 2 0 0 0 3"/>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Sans" svg:font-family="Liberation Sans"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Titre" style:master-page-name="MP0" style:family="paragraph">
      <style:paragraph-properties fo:break-before="page" fo:margin-bottom="0.5in"/>
    </style:style>
    <style:style style:name="P2" style:parent-style-name="Normal" style:family="paragraph">
      <style:text-properties style:font-name="Luciole" fo:font-size="20pt" style:font-size-asian="20pt" style:font-size-complex="20pt"/>
    </style:style>
    <style:style style:name="P3" style:parent-style-name="Normal" style:family="paragraph">
      <style:text-properties style:font-name="Luciole" fo:font-size="20pt" style:font-size-asian="20pt" style:font-size-complex="20pt"/>
    </style:style>
    <style:style style:name="P4" style:parent-style-name="Normal" style:family="paragraph">
      <style:text-properties style:font-name="Luciole" fo:font-size="20pt" style:font-size-asian="20pt" style:font-size-complex="20pt"/>
    </style:style>
    <style:style style:name="T5" style:parent-style-name="Policepardéfaut" style:family="text">
      <style:text-properties style:font-name="Luciole" fo:font-size="20pt" style:font-size-asian="20pt" style:font-size-complex="20pt"/>
    </style:style>
    <style:style style:name="T6" style:parent-style-name="Policepardéfaut" style:family="text">
      <style:text-properties style:font-name="Luciole" style:text-position="super 60%" fo:font-size="20pt" style:font-size-asian="20pt" style:font-size-complex="20pt"/>
    </style:style>
    <style:style style:name="T7" style:parent-style-name="Policepardéfaut" style:family="text">
      <style:text-properties style:font-name="Luciole" fo:font-size="20pt" style:font-size-asian="20pt" style:font-size-complex="20pt"/>
    </style:style>
    <style:style style:name="P8" style:parent-style-name="Normal" style:family="paragraph">
      <style:text-properties style:font-name="Luciole" fo:font-size="20pt" style:font-size-asian="20pt" style:font-size-complex="20pt"/>
    </style:style>
    <style:style style:name="T9" style:parent-style-name="Policepardéfaut" style:family="text">
      <style:text-properties style:text-position="super 60%"/>
    </style:style>
    <style:style style:name="P10" style:parent-style-name="Normal" style:family="paragraph">
      <style:text-properties style:font-name="Luciole" fo:font-size="20pt" style:font-size-asian="20pt" style:font-size-complex="20pt"/>
    </style:style>
    <style:style style:name="P11" style:parent-style-name="Normal" style:family="paragraph">
      <style:text-properties style:font-name="Luciole" fo:font-size="20pt" style:font-size-asian="20pt" style:font-size-complex="20pt"/>
    </style:style>
    <style:style style:name="P12" style:parent-style-name="Normal" style:family="paragraph">
      <style:text-properties style:font-name="Luciole" fo:font-size="20pt" style:font-size-asian="20pt" style:font-size-complex="20pt"/>
    </style:style>
    <style:style style:name="P13" style:parent-style-name="Normal" style:family="paragraph">
      <style:text-properties style:font-name="Luciole" fo:font-size="20pt" style:font-size-asian="20pt" style:font-size-complex="20pt"/>
    </style:style>
    <style:style style:name="P14" style:parent-style-name="Normal" style:family="paragraph">
      <style:text-properties style:font-name="Luciole" fo:font-size="20pt" style:font-size-asian="20pt" style:font-size-complex="20pt"/>
    </style:style>
    <style:style style:name="P15" style:parent-style-name="Normal" style:family="paragraph">
      <style:text-properties style:font-name="Luciole" fo:font-size="20pt" style:font-size-asian="20pt" style:font-size-complex="20pt"/>
    </style:style>
    <style:style style:name="P16" style:parent-style-name="Normal" style:family="paragraph">
      <style:text-properties style:font-name="Luciole" fo:font-size="20pt" style:font-size-asian="20pt" style:font-size-complex="20pt"/>
    </style:style>
    <style:style style:name="P17" style:parent-style-name="Normal" style:family="paragraph">
      <style:text-properties style:font-name="Luciole" fo:font-size="20pt" style:font-size-asian="20pt" style:font-size-complex="20pt"/>
    </style:style>
    <style:style style:name="P18" style:parent-style-name="Normal" style:family="paragraph">
      <style:text-properties style:font-name="Luciole" fo:font-size="20pt" style:font-size-asian="20pt" style:font-size-complex="20pt"/>
    </style:style>
    <style:style style:name="P19" style:parent-style-name="Normal" style:family="paragraph">
      <style:text-properties style:font-name="Luciole" fo:font-size="20pt" style:font-size-asian="20pt" style:font-size-complex="20pt"/>
    </style:style>
    <style:style style:name="P20" style:parent-style-name="Normal" style:family="paragraph">
      <style:text-properties style:font-name="Luciole" fo:font-size="20pt" style:font-size-asian="20pt" style:font-size-complex="20pt"/>
    </style:style>
    <style:style style:name="P21" style:parent-style-name="Normal" style:family="paragraph">
      <style:text-properties style:font-name="Luciole" fo:font-size="20pt" style:font-size-asian="20pt" style:font-size-complex="20pt"/>
    </style:style>
    <style:style style:name="P22" style:parent-style-name="Normal" style:family="paragraph">
      <style:text-properties style:font-name="Luciole" fo:font-size="20pt" style:font-size-asian="20pt" style:font-size-complex="20pt"/>
    </style:style>
    <style:style style:name="P23" style:parent-style-name="Normal" style:family="paragraph">
      <style:text-properties style:font-name="Luciole" fo:font-size="20pt" style:font-size-asian="20pt" style:font-size-complex="20pt"/>
    </style:style>
    <style:style style:name="P24" style:parent-style-name="Normal" style:family="paragraph">
      <style:text-properties style:font-name="Luciole" fo:font-size="20pt" style:font-size-asian="20pt" style:font-size-complex="20pt"/>
    </style:style>
    <style:style style:name="P25" style:parent-style-name="Normal" style:family="paragraph">
      <style:text-properties style:font-name="Luciole" fo:font-size="20pt" style:font-size-asian="20pt" style:font-size-complex="20pt"/>
    </style:style>
    <style:style style:name="P26" style:parent-style-name="Normal" style:family="paragraph">
      <style:text-properties style:font-name="Luciole" fo:font-size="20pt" style:font-size-asian="20pt" style:font-size-complex="20pt"/>
    </style:style>
    <style:style style:name="P27" style:parent-style-name="Normal" style:family="paragraph">
      <style:text-properties style:font-name="Luciole" fo:font-size="20pt" style:font-size-asian="20pt" style:font-size-complex="20pt"/>
    </style:style>
    <style:style style:name="P28" style:parent-style-name="Normal" style:family="paragraph">
      <style:text-properties style:font-name="Luciole" fo:font-size="20pt" style:font-size-asian="20pt" style:font-size-complex="20pt"/>
    </style:style>
    <style:style style:name="P29" style:parent-style-name="Normal" style:family="paragraph">
      <style:text-properties style:font-name="Luciole" fo:font-size="20pt" style:font-size-asian="20pt" style:font-size-complex="20pt"/>
    </style:style>
    <style:style style:name="P30" style:parent-style-name="Corpsdetexte" style:family="paragraph">
      <style:text-properties style:font-name="Luciole" fo:font-size="20pt" style:font-size-asian="20pt" style:font-size-complex="20pt"/>
    </style:style>
    <style:style style:name="P31" style:parent-style-name="Normal" style:family="paragraph">
      <style:text-properties style:font-name="Luciole" fo:font-size="20pt" style:font-size-asian="20pt" style:font-size-complex="20pt"/>
    </style:style>
    <style:style style:name="P32" style:parent-style-name="Normal" style:family="paragraph">
      <style:text-properties style:font-name="Luciole" fo:font-size="20pt" style:font-size-asian="20pt" style:font-size-complex="20pt"/>
    </style:style>
    <style:style style:name="P33" style:parent-style-name="Normal" style:family="paragraph">
      <style:text-properties style:font-name="Luciole" fo:font-size="20pt" style:font-size-asian="20pt" style:font-size-complex="20pt"/>
    </style:style>
    <style:style style:name="P34" style:parent-style-name="Normal" style:family="paragraph">
      <style:text-properties style:font-name="Luciole" fo:font-size="20pt" style:font-size-asian="20pt" style:font-size-complex="20pt"/>
    </style:style>
    <style:style style:name="P35" style:parent-style-name="Normal" style:family="paragraph">
      <style:text-properties style:font-name="Luciole" fo:font-size="20pt" style:font-size-asian="20pt" style:font-size-complex="20pt"/>
    </style:style>
    <style:style style:name="P36" style:parent-style-name="Normal" style:family="paragraph">
      <style:text-properties style:font-name="Luciole" fo:font-size="20pt" style:font-size-asian="20pt" style:font-size-complex="20pt"/>
    </style:style>
    <style:style style:name="P37" style:parent-style-name="Normal" style:family="paragraph">
      <style:text-properties style:font-name="Luciole" fo:font-size="20pt" style:font-size-asian="20pt" style:font-size-complex="20pt"/>
    </style:style>
    <style:style style:name="P38" style:parent-style-name="Normal" style:family="paragraph">
      <style:text-properties style:font-name="Luciole" fo:font-size="20pt" style:font-size-asian="20pt" style:font-size-complex="20pt"/>
    </style:style>
    <style:style style:name="P39" style:parent-style-name="Normal" style:family="paragraph">
      <style:text-properties style:font-name="Luciole" fo:font-size="20pt" style:font-size-asian="20pt" style:font-size-complex="20pt"/>
    </style:style>
    <style:style style:name="P40" style:parent-style-name="Normal" style:family="paragraph">
      <style:text-properties style:font-name="Luciole" fo:font-size="20pt" style:font-size-asian="20pt" style:font-size-complex="20pt"/>
    </style:style>
    <style:style style:name="T41" style:parent-style-name="Policepardéfaut" style:family="text">
      <style:text-properties style:font-name="Luciole" fo:font-size="20pt" style:font-size-asian="20pt" style:font-size-complex="20pt"/>
    </style:style>
    <style:style style:name="P42" style:parent-style-name="Normal" style:family="paragraph">
      <style:paragraph-properties fo:widows="2" fo:orphans="2" fo:break-before="page"/>
    </style:style>
    <style:style style:name="P43" style:parent-style-name="Normal" style:family="paragraph">
      <style:text-properties style:font-name="Luciole" fo:font-size="20pt" style:font-size-asian="20pt" style:font-size-complex="20pt"/>
    </style:style>
    <style:style style:name="P44" style:parent-style-name="Normal" style:family="paragraph">
      <style:text-properties style:font-name="Luciole" fo:font-size="20pt" style:font-size-asian="20pt" style:font-size-complex="20pt"/>
    </style:style>
    <style:style style:name="P45" style:parent-style-name="Normal" style:family="paragraph">
      <style:text-properties style:font-name="Luciole" fo:font-size="20pt" style:font-size-asian="20pt" style:font-size-complex="20pt"/>
    </style:style>
    <style:style style:name="P46" style:parent-style-name="Normal" style:family="paragraph">
      <style:text-properties style:font-name="Luciole" fo:font-size="20pt" style:font-size-asian="20pt" style:font-size-complex="20pt"/>
    </style:style>
    <style:style style:name="P47" style:parent-style-name="Normal" style:family="paragraph">
      <style:text-properties style:font-name="Luciole" fo:font-size="20pt" style:font-size-asian="20pt" style:font-size-complex="20pt"/>
    </style:style>
    <style:style style:name="P48" style:parent-style-name="Normal" style:family="paragraph">
      <style:text-properties style:font-name="Luciole" fo:font-size="20pt" style:font-size-asian="20pt" style:font-size-complex="20pt"/>
    </style:style>
    <style:style style:name="P49" style:parent-style-name="Normal" style:family="paragraph">
      <style:text-properties style:font-name="Luciole" fo:font-size="20pt" style:font-size-asian="20pt" style:font-size-complex="20pt"/>
    </style:style>
    <style:style style:name="P50" style:parent-style-name="Normal" style:family="paragraph">
      <style:text-properties style:font-name="Luciole" fo:font-size="20pt" style:font-size-asian="20pt" style:font-size-complex="20pt"/>
    </style:style>
    <style:style style:name="P51" style:parent-style-name="Normal" style:family="paragraph">
      <style:text-properties style:font-name="Luciole" fo:font-size="20pt" style:font-size-asian="20pt" style:font-size-complex="20pt"/>
    </style:style>
    <style:style style:name="P52" style:parent-style-name="Normal" style:family="paragraph">
      <style:text-properties style:font-name="Luciole" fo:font-size="20pt" style:font-size-asian="20pt" style:font-size-complex="20pt"/>
    </style:style>
    <style:style style:name="P53" style:parent-style-name="Normal" style:family="paragraph">
      <style:text-properties style:font-name="Luciole" fo:font-size="20pt" style:font-size-asian="20pt" style:font-size-complex="20pt"/>
    </style:style>
    <style:style style:name="P54" style:parent-style-name="Normal" style:family="paragraph">
      <style:text-properties style:font-name="Luciole" fo:font-size="20pt" style:font-size-asian="20pt" style:font-size-complex="20pt"/>
    </style:style>
    <style:style style:name="P55" style:parent-style-name="Normal" style:family="paragraph">
      <style:text-properties style:font-name="Luciole" fo:font-size="20pt" style:font-size-asian="20pt" style:font-size-complex="20pt"/>
    </style:style>
    <style:style style:name="P56" style:parent-style-name="Normal" style:family="paragraph">
      <style:text-properties style:font-name="Luciole" fo:font-size="20pt" style:font-size-asian="20pt" style:font-size-complex="20pt"/>
    </style:style>
    <style:style style:name="P57" style:parent-style-name="Normal" style:family="paragraph">
      <style:text-properties style:font-name="Luciole" fo:font-size="20pt" style:font-size-asian="20pt" style:font-size-complex="20pt"/>
    </style:style>
    <style:style style:name="P58" style:parent-style-name="Normal" style:family="paragraph">
      <style:text-properties style:font-name="Luciole" fo:font-size="20pt" style:font-size-asian="20pt" style:font-size-complex="20pt"/>
    </style:style>
    <style:style style:name="P59" style:parent-style-name="Normal" style:family="paragraph">
      <style:text-properties style:font-name="Luciole" fo:font-size="20pt" style:font-size-asian="20pt" style:font-size-complex="20pt"/>
    </style:style>
    <style:style style:name="P60" style:parent-style-name="Normal" style:family="paragraph">
      <style:text-properties style:font-name="Luciole" fo:font-size="20pt" style:font-size-asian="20pt" style:font-size-complex="20pt"/>
    </style:style>
    <style:style style:name="P61" style:parent-style-name="Normal" style:family="paragraph">
      <style:text-properties style:font-name="Luciole" fo:font-size="20pt" style:font-size-asian="20pt" style:font-size-complex="20pt"/>
    </style:style>
    <style:style style:name="P62" style:parent-style-name="Normal" style:family="paragraph">
      <style:text-properties style:font-name="Luciole" fo:font-size="20pt" style:font-size-asian="20pt" style:font-size-complex="20pt"/>
    </style:style>
    <style:style style:name="P63" style:parent-style-name="Normal" style:family="paragraph">
      <style:text-properties style:font-name="Luciole" fo:font-size="20pt" style:font-size-asian="20pt" style:font-size-complex="20pt"/>
    </style:style>
    <style:style style:name="P64" style:parent-style-name="Normal" style:family="paragraph">
      <style:text-properties style:font-name="Luciole" fo:font-size="20pt" style:font-size-asian="20pt" style:font-size-complex="20pt"/>
    </style:style>
    <style:style style:name="P65" style:parent-style-name="Normal" style:family="paragraph">
      <style:text-properties style:font-name="Luciole" fo:font-size="20pt" style:font-size-asian="20pt" style:font-size-complex="20pt"/>
    </style:style>
    <style:style style:name="P66" style:parent-style-name="Normal" style:family="paragraph">
      <style:text-properties style:font-name="Luciole" fo:font-size="20pt" style:font-size-asian="20pt" style:font-size-complex="20pt"/>
    </style:style>
    <style:style style:name="P67" style:parent-style-name="Normal" style:family="paragraph">
      <style:text-properties style:font-name="Luciole" fo:font-size="20pt" style:font-size-asian="20pt" style:font-size-complex="20pt"/>
    </style:style>
    <style:style style:name="P68" style:parent-style-name="Normal" style:family="paragraph">
      <style:text-properties style:font-name="Luciole" fo:font-size="20pt" style:font-size-asian="20pt" style:font-size-complex="20pt"/>
    </style:style>
    <style:style style:name="P69" style:parent-style-name="Normal" style:family="paragraph">
      <style:text-properties style:font-name="Luciole" fo:font-size="20pt" style:font-size-asian="20pt" style:font-size-complex="20pt"/>
    </style:style>
    <style:style style:name="P70" style:parent-style-name="Normal" style:family="paragraph">
      <style:text-properties style:font-name="Luciole" fo:font-size="20pt" style:font-size-asian="20pt" style:font-size-complex="20pt"/>
    </style:style>
    <style:style style:name="P71" style:parent-style-name="Normal" style:family="paragraph">
      <style:text-properties style:font-name="Luciole" fo:font-size="20pt" style:font-size-asian="20pt" style:font-size-complex="20pt"/>
    </style:style>
    <style:style style:name="P72" style:parent-style-name="Normal" style:family="paragraph">
      <style:text-properties style:font-name="Luciole" fo:font-size="20pt" style:font-size-asian="20pt" style:font-size-complex="20pt"/>
    </style:style>
    <style:style style:name="P73" style:parent-style-name="Normal" style:family="paragraph">
      <style:text-properties style:font-name="Luciole" fo:font-size="20pt" style:font-size-asian="20pt" style:font-size-complex="20pt"/>
    </style:style>
    <style:style style:name="P74" style:parent-style-name="Normal" style:family="paragraph">
      <style:text-properties style:font-name="Luciole" fo:font-size="20pt" style:font-size-asian="20pt" style:font-size-complex="20pt"/>
    </style:style>
    <style:style style:name="P75" style:parent-style-name="Normal" style:family="paragraph">
      <style:text-properties style:font-name="Luciole" fo:font-size="20pt" style:font-size-asian="20pt" style:font-size-complex="20pt"/>
    </style:style>
    <style:style style:name="P76" style:parent-style-name="Normal" style:family="paragraph">
      <style:text-properties style:font-name="Luciole" fo:font-size="20pt" style:font-size-asian="20pt" style:font-size-complex="20pt"/>
    </style:style>
    <style:style style:name="P77" style:parent-style-name="Normal" style:family="paragraph">
      <style:text-properties style:font-name="Luciole" fo:font-size="20pt" style:font-size-asian="20pt" style:font-size-complex="20pt"/>
    </style:style>
    <style:style style:name="P78" style:parent-style-name="Normal" style:family="paragraph">
      <style:text-properties style:font-name="Luciole" fo:font-size="20pt" style:font-size-asian="20pt" style:font-size-complex="20pt"/>
    </style:style>
    <style:style style:name="P79" style:parent-style-name="Normal" style:family="paragraph">
      <style:text-properties style:font-name="Luciole" fo:font-size="20pt" style:font-size-asian="20pt" style:font-size-complex="20pt"/>
    </style:style>
    <style:style style:name="P80" style:parent-style-name="Normal" style:family="paragraph">
      <style:text-properties style:font-name="Luciole" fo:font-size="20pt" style:font-size-asian="20pt" style:font-size-complex="20pt"/>
    </style:style>
    <style:style style:name="T81" style:parent-style-name="Policepardéfaut" style:family="text">
      <style:text-properties style:font-name="Luciole" fo:font-size="20pt" style:font-size-asian="20pt" style:font-size-complex="20pt"/>
    </style:style>
  </office:automatic-styles>
  <office:body>
    <office:text text:use-soft-page-breaks="true">
      <text:p text:style-name="P1">Le Lieu-Dit<text:line-break/>Programme juin 2025</text:p>
      <text:p text:style-name="P2">Le Lieu-dit est un espace d’expérimentations culturelles, sociales et citoyenne géré par la ville de Clermont-Ferrand et mis à disposition d’associations.<text:s/></text:p>
      <text:p text:style-name="P3">Le Lieu-dit est composé de 6 espaces:<text:s/></text:p>
      <text:p text:style-name="P4">-la vitrine, le foyer et<text:s/>la galerie au rez-de-chaussée</text:p>
      <text:p text:style-name="Normal"><text:span text:style-name="T5">-le club et le théâtre au 1</text:span><text:span text:style-name="T6">er</text:span><text:span text:style-name="T7"><text:s/>étage, accessible par des escaliers uniquement</text:span></text:p>
      <text:p text:style-name="P8">-l’appartement au 2ème étage, accessible par des escaliers uniquement</text:p>
      <text:h text:style-name="Titre1" text:outline-level="1">du 1<text:span text:style-name="T9">er</text:span><text:s/>au 9 juin</text:h>
      <text:p text:style-name="P10">de 14h à 18h dans la Galerie</text:p>
      <text:p text:style-name="P11">Exposition « Ce qu’on n’aurait jamais pu enjamber sinon » des Ateliers</text:p>
      <text:p text:style-name="P12">organisé par Les Arts en Balade et Les Ateliers</text:p>
      <text:p text:style-name="P13">+ l’exposition sera visible les samedi, dimanches<text:s/><text:soft-page-break/>et jours fériés</text:p>
      <text:p text:style-name="P14">+ gratuit</text:p>
      <text:h text:style-name="Titre1" text:outline-level="1">lundi 2 juin</text:h>
      <text:p text:style-name="P15">18h au Foyer</text:p>
      <text:p text:style-name="P16">Projection « Les prostituées de Lyon parlent » de Carole Roussopoulos (46 min)</text:p>
      <text:p text:style-name="P17">organisé par le STRASS</text:p>
      <text:p text:style-name="P18">+ gratuit</text:p>
      <text:h text:style-name="Titre1" text:outline-level="1">jeudi 5 juin</text:h>
      <text:p text:style-name="P19">18h au Foyer</text:p>
      <text:p text:style-name="P20">Repas dansé et DJ Set</text:p>
      <text:p text:style-name="P21">organisé par Yapasmieux</text:p>
      <text:p text:style-name="P22">+ entrée libre</text:p>
      <text:p text:style-name="P23">+ repas prix libre</text:p>
      <text:h text:style-name="Titre1" text:outline-level="1">jeudi 5 juin</text:h>
      <text:p text:style-name="P24">18h au Théâtre</text:p>
      <text:p text:style-name="P25">Conférence « Verre, Architecture, Chemins de traverses » <text:s/>d’Emmanuel Barrois, maître verrier</text:p>
      <text:soft-page-break/>
      <text:p text:style-name="P26">organisé par La Maison de l’Architecture en Auvergne</text:p>
      <text:p text:style-name="P27">+ entrée libre</text:p>
      <text:h text:style-name="Titre1" text:outline-level="1">vendredi 6 juin</text:h>
      <text:p text:style-name="P28">de 10h à 21h au Théâtre et au Club</text:p>
      <text:p text:style-name="P29">10 ans de Médiacoop</text:p>
      <text:p text:style-name="P30">10h : états généraux de la maltraitance institutionnelle<text:s/><text:line-break/>14h : émission radio avec les adhérents du GEM sur la santé mentale<text:s/><text:line-break/>18h : projection du film "Plume de Bitume" réalisé par Médiacoop suivi d’un débat<text:line-break/>organisé par Médiacoop<text:line-break/>+ prix libre</text:p>
      <text:h text:style-name="Titre1" text:outline-level="1">du<text:s/>mercredi 11<text:s/>au<text:s/>vendredi<text:s/>13<text:s/>juin</text:h>
      <text:p text:style-name="P31">au Théâtre, Club et dans la Galerie</text:p>
      <text:p text:style-name="P32">Rencontres nationales de la FAMDT</text:p>
      <text:soft-page-break/>
      <text:h text:style-name="Titre2" text:outline-level="2">mercredi 11 juin</text:h>
      <text:p text:style-name="P33"><text:tab/>15h : Assemblée Générale de la coopérative<text:s/><text:tab/>"Phonolithe" au Théâtre</text:p>
      <text:p text:style-name="P34"><text:tab/>21h : sortie de résidence de Ekomane<text:s/><text:tab/>Nancarrow - Collectif La Nòvia au Théâtre</text:p>
      <text:h text:style-name="Titre2" text:outline-level="2">jeudi 12 juin</text:h>
      <text:p text:style-name="P35"><text:tab/>toute la journée :<text:s/>Le confessionnal 40 ans<text:s/><text:tab/>FAMD</text:p>
      <text:p text:style-name="P36"><text:tab/>10 h : village associatif dans la Galerie</text:p>
      <text:p text:style-name="P37"><text:tab/>14 h : Assemblée Générale de la FAMDT</text:p>
      <text:p text:style-name="P38"><text:tab/>20h45 : Soirée 40 ans de la FAMDT au Club<text:s/><text:tab/>Les Brayauds, l’Excentrale, Triplettes, DJ set<text:s/><text:tab/>de Paul Memphis</text:p>
      <text:h text:style-name="Titre2" text:outline-level="2">Vendredi 13 juin</text:h>
      <text:p text:style-name="P39"><text:tab/>10h : plénière des rencontres "Terre<text:s/><text:tab/>d’accueil : Musiques et danses en lutte,<text:s/><text:tab/>cultures en résistance"<text:s/></text:p>
      <text:p text:style-name="P40">organisé par la FAMDT et l’AMTA</text:p>
      <text:p text:style-name="Normal"><text:span text:style-name="T41">+ gratuit sur inscription</text:span></text:p>
      <text:p text:style-name="P42"/>
      <text:soft-page-break/>
      <text:h text:style-name="Titre1" text:outline-level="1">lundi 16 juin</text:h>
      <text:p text:style-name="P43">18h au Foyer</text:p>
      <text:p text:style-name="P44">Rencontre accessibilité pour les associations</text:p>
      <text:p text:style-name="P45">organisé par l’UNADEV</text:p>
      <text:p text:style-name="P46">+ entrée libre</text:p>
      <text:p text:style-name="P47">+ présence d’une interprète LSF</text:p>
      <text:h text:style-name="Titre1" text:outline-level="1">mercredi 18 juin</text:h>
      <text:p text:style-name="P48">19h30 au foyer</text:p>
      <text:p text:style-name="P49">Soirée "les lieux collectifs, école d'une société post-capitaliste ?"<text:s/></text:p>
      <text:p text:style-name="P50">par Danser l’Orage</text:p>
      <text:p text:style-name="P51">+ prix libre</text:p>
      <text:h text:style-name="Titre1" text:outline-level="1">jeudi 19 juin</text:h>
      <text:p text:style-name="P52">9h30 à l’appartement</text:p>
      <text:p text:style-name="P53">Ateliers<text:s/>d'échange de pratiques et d’expérimentations autour de la place des usages et des corps dans les collectifs avec Aurore Bimont et Jérémie Chomette<text:s/></text:p>
      <text:p text:style-name="P54">Cycle "le Commun- des pratiques sociales pour<text:s/><text:soft-page-break/>des collectifs post-capitalistes" <text:s/></text:p>
      <text:p text:style-name="P55">par Danser l’Orage</text:p>
      <text:p text:style-name="P56">+ sur inscription</text:p>
      <text:h text:style-name="Titre1" text:outline-level="1">vendredi 20 juin</text:h>
      <text:p text:style-name="P57">19h au théâtre</text:p>
      <text:p text:style-name="P58">« Serious Business », conférences-lectures de La vie Gagnée et Fossile Futur</text:p>
      <text:p text:style-name="P59">organisé par somme toute</text:p>
      <text:p text:style-name="P60">+ prix libre</text:p>
      <text:p text:style-name="P61">+ présence d’une interprète LSF pour une conférence et lecture sur-titrée (à confirmer)</text:p>
      <text:h text:style-name="Titre1" text:outline-level="1">dimanche 22 juin</text:h>
      <text:p text:style-name="P62">18h au Foyer</text:p>
      <text:p text:style-name="P63">Concerts de Chafouin (krautrock), Death By Fog (indus, Margarita (doomgaze)<text:s/></text:p>
      <text:p text:style-name="P64">organisé par Risque Nul et Descente d'orga<text:s/></text:p>
      <text:p text:style-name="P65">+ prix libre</text:p>
      <text:soft-page-break/>
      <text:h text:style-name="Titre1" text:outline-level="1">mercredi 25 juin</text:h>
      <text:p text:style-name="P66">18h au Foyer</text:p>
      <text:p text:style-name="P67">Une Vie de Saint : Lecture et rencontre avec Christophe Siebert + concerts<text:s/></text:p>
      <text:p text:style-name="P68">organisé par Mâchefer</text:p>
      <text:p text:style-name="P69">+ prix libre</text:p>
      <text:h text:style-name="Titre1" text:outline-level="1">du vendredi 27 au dimanche 29 juin</text:h>
      <text:p text:style-name="P70">au Foyer et dans la rue Claude Baccot</text:p>
      <text:p text:style-name="P71">Fête du quartier Saint Alyre</text:p>
      <text:p text:style-name="P72">vendredi 15h : plateau radio Campus Clermont en public</text:p>
      <text:p text:style-name="P73">samedi à 13h : préparation du carnaval et kermesse<text:s/></text:p>
      <text:p text:style-name="P74">samedi à 20h30 : Concert de Claptrap et Fylf organisé par La Voute</text:p>
      <text:p text:style-name="P75">samedi à 22h30 : Cinéma Forain par Cinéfac</text:p>
      <text:p text:style-name="P76">dimanche 14h : Kermesse et sérigraphie</text:p>
      <text:p text:style-name="P77">dimanche à 16h : projections « Home Movies day » par<text:s/>Cinéfac</text:p>
      <text:p text:style-name="P78">organisé par les Amix du Lieu-Dit</text:p>
      <text:soft-page-break/>
      <text:p text:style-name="P79">+ entrée libre</text:p>
      <text:p text:style-name="P80">+ carnaval samedi 28 au départ du stade de foot du quartier à 15h</text:p>
      <text:h text:style-name="Titre1" text:outline-level="1">les choses que vous ne voyez pas<text:s/></text:h>
      <text:p text:style-name="Normal"><text:span text:style-name="T81">des résidences pour La Novià, la Cie des Steppes, Danser l’Orage et somme toute, des réunions d’associations, de compagnies et de syndicats, des rencontres et ateliers de fabrication des jeunes de Yapasmieux, des journées de mise en route de l’atelier de sérigraphie par Faim de Pot, des temps de travail dans la continuité de la fiche accessibilité avec l’UNADEV et la préparation de la fête du quartier Saint-Aly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uciole" svg:font-family="Luciole" style:font-family-generic="swiss" style:font-pitch="variable" svg:panose-1="2 11 5 0 2 2 0 0 0 3"/>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Sans" svg:font-family="Liberation Sans"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Corpsdetexte" style:default-outline-level="1">
      <style:paragraph-properties fo:margin-top="0.3541in" fo:margin-bottom="0.0826in"/>
      <style:text-properties style:font-name="Luciole" fo:font-weight="bold" style:font-weight-asian="bold" style:font-weight-complex="bold" fo:font-size="20pt" style:font-size-asian="20pt" style:font-size-complex="20pt" style:text-underline-type="single" style:text-underline-style="solid" style:text-underline-width="auto" style:text-underline-mode="continuous" fo:hyphenate="false"/>
    </style:style>
    <style:style style:name="Titre2" style:display-name="Titre 2" style:family="paragraph" style:parent-style-name="Heading" style:next-style-name="Corpsdetexte" style:default-outline-level="2">
      <style:paragraph-properties fo:margin-top="0.1388in"/>
      <style:text-properties style:font-name="Luciole" fo:font-size="20pt" style:font-size-asian="20pt" style:font-size-complex="20pt" style:text-underline-type="single" style:text-underline-style="solid" style:text-underline-width="auto" style:text-underline-mode="continuous" fo:hyphenate="false"/>
    </style:style>
    <style:style style:name="Normal" style:display-name="Normal" style:family="paragraph">
      <style:paragraph-properties fo:widows="0" fo:orphans="0"/>
      <style:text-properties fo:hyphenate="false"/>
    </style:style>
    <style:style style:name="Policepardéfaut" style:display-name="Police par défaut" style:family="text"/>
    <style:style style:name="Lienhypertexte" style:display-name="Lien hypertexte" style:family="text">
      <style:text-properties fo:color="#000080" style:text-underline-type="single" style:text-underline-style="solid" style:text-underline-width="auto" style:text-underline-mode="continuous"/>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style:style>
    <style:style style:name="Bullets" style:display-name="Bullets" style:family="text">
      <style:text-properties style:font-name="OpenSymbol" style:font-name-asian="OpenSymbol" style:font-name-complex="OpenSymbol"/>
    </style:style>
    <style:style style:name="Corpsdetexte" style:display-name="Corps de texte" style:family="paragraph" style:parent-style-name="Normal">
      <style:paragraph-properties fo:margin-bottom="0.1965in" fo:line-height="115%"/>
      <style:text-properties fo:hyphenate="false"/>
    </style:style>
    <style:style style:name="Heading" style:display-name="Heading" style:family="paragraph" style:parent-style-name="Normal" style:next-style-name="Corpsdetexte">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itre" style:display-name="Titre" style:family="paragraph" style:parent-style-name="Heading" style:next-style-name="Corpsdetexte">
      <style:text-properties style:font-name="Luciole" fo:font-weight="bold" style:font-weight-asian="bold" style:font-weight-complex="bold"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list-format-name="NLF0"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2" style:num-list-format-name="NLF0"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number:num-list-format style:name="NLF0">
      <number:num-list-label text:level="1"/>
      <number:text>%1%</number:text>
      <number:num-list-label text:level="2"/>
      <number:text>%2%</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118in" fo:margin-left="0.7875in" fo:margin-bottom="0.5118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Le Lieu-Dit Programme juin 2025</dc:title>
    <dc:description/>
    <dc:subject/>
    <meta:initial-creator>Clélia BARTHELON</meta:initial-creator>
    <dc:creator>BRAIKEH Samuel</dc:creator>
    <meta:creation-date>2025-06-02T07:19:00Z</meta:creation-date>
    <dc:date>2025-06-02T07:19:00Z</dc:date>
    <meta:print-date>2025-05-28T11:30:00Z</meta:print-date>
    <meta:template xlink:href="Normal" xlink:type="simple"/>
    <meta:editing-cycles>2</meta:editing-cycles>
    <meta:editing-duration>PT0S</meta:editing-duration>
    <meta:document-statistic meta:page-count="8" meta:paragraph-count="8" meta:word-count="652" meta:character-count="4234" meta:row-count="29" meta:non-whitespace-character-count="3590"/>
  </office:meta>
</office:document-meta>
</file>